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  <style:text-properties fo:font-weight="bold" style:font-weight-asian="bold" style:font-weight-complex="bold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itle">
      <style:paragraph-properties fo:line-height="100%"/>
    </style:style>
    <style:style style:name="P4" style:family="paragraph" style:parent-style-name="Text_20_body" style:list-style-name="L1">
      <style:paragraph-properties fo:line-height="100%"/>
    </style:style>
    <style:style style:name="P5" style:family="paragraph" style:parent-style-name="Text_20_body" style:list-style-name="L1">
      <style:paragraph-properties fo:line-height="100%"/>
      <style:text-properties fo:font-weight="normal" style:font-weight-asian="normal" style:font-weight-complex="normal"/>
    </style:style>
    <style:style style:name="P6" style:family="paragraph" style:parent-style-name="Text_20_body" style:list-style-name="L1">
      <style:paragraph-properties fo:line-height="100%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inimal Openrisc System on Chip Implementation</text:p>
      <text:p text:style-name="P2"/>
      <text:p text:style-name="P2">The Minimal System on Chip is a System-on-Chip (SoC) implementation with standard IP Cores available at OpenCores. This implementation is composed by a standard project, comprehending the standard IP Cores necessary for a SoC embedding the OpenRISC implementation or1200.</text:p>
      <text:p text:style-name="P2">This project idea is to offer a SoC, which can be uploaded to every FPGA and be compatible with every FPGA board, without the requirement of changing its code. In order to deliver such a project, the project has been based on a standard memory implementation and the Advanced Debug System, which allows system debug with the same cables used for FPGA configuration.</text:p>
      <text:p text:style-name="P2">The adaptation of the project to a target board is made in 2 steps maximum. First the minsoc_defines.v file has to be adjusted, generally one has to only uncomment his FPGA manufacturer and FPGA model definitions. After that a constraint file for your specific pinout has to be created. There are constraint files for standard boards also, in the backend directory of the project. </text:p>
      <text:p text:style-name="P2">Furthermore the project offers for this same SoC a working testbench and firmwares. The actual testbench can be run out of the box using Icarus Verilog v. 9.1. The firmwares are nearly the same of those of orpsoc_v2. The differences are for now, that the known uart "hello world" example now runs with interrupts and a new Ethernet example has been added to it.</text:p>
      <text:p text:style-name="P2">To complete, the size of the standard memory of the impementation can be adapted to your needs/possibilities by defining its address width inside of the same minsoc_defines.v file.</text:p>
      <text:p text:style-name="P2"/>
      <text:p text:style-name="P1">How To</text:p>
      <text:list xml:id="list1272866884" text:style-name="L1">
        <text:list-item>
          <text:p text:style-name="P4">install tools (binutils, gdb, adv_jtag_bridge)</text:p>
          <text:list>
            <text:list-item>
              <text:p text:style-name="P4">Follow: <text:a xlink:type="simple" xlink:href="http://www.opencores.org/openrisc,gnu_toolchain">http://www.opencores.org/openrisc,gnu_toolchain</text:a> <text:s/>(to install binutils, gdb, gcc, gdb)</text:p>
            </text:list-item>
            <text:list-item>
              <text:p text:style-name="P4">To debug and load the firmware you have to use the new advanced_debug_system. This project is included in the minsoc files inside of minsoc/rtl/verilog/adv_debug_sys. There you can find the software in Software and the documentation, which shall help you to go under Doc. </text:p>
              <text:list>
                <text:list-item>
                  <text:p text:style-name="P4">change the Makefile in Software/adv_jtag_bridge and compile the software using make. </text:p>
                </text:list-item>
                <text:list-item>
                  <text:p text:style-name="P4">sudo make install</text:p>
                </text:list-item>
                <text:list-item>
                  <text:p text:style-name="P4">Copy the description file of your FPGA to your home directory “cp /opt/Xilinx/10.1/ISE/spartan3e/data/xc3s500e_fg320.bsd ~/”</text:p>
                </text:list-item>
              </text:list>
            </text:list-item>
          </text:list>
        </text:list-item>
        <text:list-item>
          <text:p text:style-name="P4">download minsoc</text:p>
          <text:list>
            <text:list-item>
              <text:p text:style-name="P4">download further necessary IP Cores</text:p>
              <text:list>
                <text:list-item>
                  <text:p text:style-name="P4">cd minsoc/rtl/verilog</text:p>
                </text:list-item>
                <text:list-item>
                  <text:p text:style-name="P4">svn co http://opencores.org/ocsvn/adv_debug_sys/adv_debug_sys/trunk adv_debug_sys</text:p>
                </text:list-item>
                <text:list-item>
                  <text:p text:style-name="P4">svn co http://opencores.org/ocsvn/ethmac/ethmac/trunk ethmac</text:p>
                </text:list-item>
                <text:list-item>
                  <text:p text:style-name="P4"><text:soft-page-break/>svn co http://opencores.org/ocsvn/openrisc/openrisc/trunk/or1200 or1200</text:p>
                </text:list-item>
                <text:list-item>
                  <text:p text:style-name="P4">svn co http://opencores.org/ocsvn/uart16550/uart16550/trunk uart16550</text:p>
                </text:list-item>
              </text:list>
            </text:list-item>
          </text:list>
        </text:list-item>
        <text:list-item>
          <text:p text:style-name="P4">Simulation</text:p>
          <text:list>
            <text:list-item>
              <text:p text:style-name="P4">Install Icarus Verilog</text:p>
              <text:list>
                <text:list-item>
                  <text:p text:style-name="P4">You will need <text:s/>at least version 0.9.1 (<text:a xlink:type="simple" xlink:href="ftp://ftp.icarus.com/pub/eda/verilog/v0.9/">ftp://ftp.icarus.com/pub/eda/verilog/v0.9/</text:a>)</text:p>
                </text:list-item>
              </text:list>
            </text:list-item>
            <text:list-item>
              <text:p text:style-name="P4">configure your system: minsoc_defines.v (if necessary)</text:p>
              <text:list>
                <text:list-item>
                  <text:p text:style-name="P4">For now, if you use “`define ETHERNET” you have to:</text:p>
                  <text:list>
                    <text:list-item>
                      <text:p text:style-name="P4">edit “minsoc/sim/run/generate_bench”:</text:p>
                      <text:list>
                        <text:list-item>
                          <text:p text:style-name="P4">substitute “../bin/minsoc_model_fast.txt” for “../bin/minsoc_model_complete.txt”</text:p>
                        </text:list-item>
                      </text:list>
                    </text:list-item>
                    <text:list-item>
                      <text:p text:style-name="P4">THIS WILL SLOW DOWN YOUR SIMULATION BY FACTOR 300</text:p>
                    </text:list-item>
                  </text:list>
                </text:list-item>
              </text:list>
            </text:list-item>
            <text:list-item>
              <text:p text:style-name="P4">configure minsoc_bench_defines.v (if necessary)</text:p>
              <text:list>
                <text:list-item>
                  <text:p text:style-name="P4">Your testbench will use a memory model, not actually the same memory controller the implementation uses. This enables the option “`define INITIALIZE_MEMORY_MODEL”, where the firmware is loaded to the memory before testbench start. </text:p>
                </text:list-item>
                <text:list-item>
                  <text:p text:style-name="P4">You may use the actual implementation memory:</text:p>
                  <text:list>
                    <text:list-item>
                      <text:p text:style-name="P4">comment “`define INITIALIZE_MEMORY_MODEL”</text:p>
                    </text:list-item>
                    <text:list-item>
                      <text:p text:style-name="P4">edit minsoc/sim/run/generate_bench</text:p>
                      <text:list>
                        <text:list-item>
                          <text:p text:style-name="P4">substitute “../bin/minsoc_model_fast.txt” for “../bin/minsoc_memory_fast.txt”</text:p>
                        </text:list-item>
                      </text:list>
                    </text:list-item>
                    <text:list-item>
                      <text:p text:style-name="P4">You might want to uncomment “`define START_UP”, it loads the firmware to a SPI memory. At start of testbench the system reads this memory and loads the firmware to main memory. Takes +-3 min. This is possible to be used for a real system, all you have to do is uncomment “`define START_UP” from minsoc/rtl/verilog/minsoc_defines.v.</text:p>
                    </text:list-item>
                  </text:list>
                </text:list-item>
              </text:list>
            </text:list-item>
            <text:list-item>
              <text:p text:style-name="P4">Modify testbench (if necessary)</text:p>
            </text:list-item>
            <text:list-item>
              <text:p text:style-name="P4">command to start testbench and select firmware</text:p>
              <text:list>
                <text:list-item>
                  <text:p text:style-name="P4">from minsoc/sim/run/</text:p>
                  <text:list>
                    <text:list-item>
                      <text:p text:style-name="P4">./generate_bench</text:p>
                    </text:list-item>
                    <text:list-item>
                      <text:p text:style-name="P4">./run_bench &lt;your_firmware.hex&gt;</text:p>
                      <text:list>
                        <text:list-item>
                          <text:p text:style-name="P4">./run_bench ../../sw/uart/uart-nocache-twobyte-sizefirst.hex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">Debuging the testbench</text:p>
              <text:list>
                <text:list-item>
                  <text:p text:style-name="P4">from minsoc/sim/run/</text:p>
                  <text:list>
                    <text:list-item>
                      <text:p text:style-name="P4">./generate_bench</text:p>
                    </text:list-item>
                    <text:list-item>
                      <text:p text:style-name="P4">./run_bench &lt;your_firmware.hex&gt;</text:p>
                      <text:list>
                        <text:list-item>
                          <text:p text:style-name="P4"><text:soft-page-break/>./run_bench ../../sw/uart/uart-nocache-twobyte-sizefirst.hex</text:p>
                        </text:list-item>
                      </text:list>
                    </text:list-item>
                    <text:list-item>
                      <text:p text:style-name="P4">./start_server</text:p>
                    </text:list-item>
                  </text:list>
                </text:list-item>
                <text:list-item>
                  <text:p text:style-name="P4">from another terminal at minsoc/sw/uart</text:p>
                  <text:list>
                    <text:list-item>
                      <text:p text:style-name="P4">or32-elf-gdb uart-nocache.or32</text:p>
                    </text:list-item>
                    <text:list-item>
                      <text:p text:style-name="P4">target remote :9999</text:p>
                    </text:list-item>
                    <text:list-item>
                      <text:p text:style-name="P4">load<text:tab/></text:p>
                      <text:list>
                        <text:list-item>
                          <text:p text:style-name="P4">if you have INITIALIZE_MEMORY_MODEL enabled you don't have to do this</text:p>
                        </text:list-item>
                        <text:list-item>
                          <text:p text:style-name="P4">if you have START_UP and waited for the message: “Memory start-up completed...” you also don't need this</text:p>
                        </text:list-item>
                      </text:list>
                    </text:list-item>
                    <text:list-item>
                      <text:p text:style-name="P4">set $pc=0x100</text:p>
                    </text:list-item>
                    <text:list-item>
                      <text:p text:style-name="P4">c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Implementation</text:p>
          <text:list>
            <text:list-item>
              <text:p text:style-name="P4">configure minsoc_defines.v</text:p>
              <text:list>
                <text:list-item>
                  <text:p text:style-name="P4">`define MEMORY_ADR_WIDTH 13 defines the amount of memory you get. The depth is defined by <draw:frame draw:style-name="fr1" draw:name="Object1" text:anchor-type="as-char" svg:width="1.102in" svg:height="0.2075in" draw:z-index="2"><draw:object xlink:href="./Object 1" xlink:type="simple" xlink:show="embed" xlink:actuate="onLoad"/><draw:image xlink:href="./ObjectReplacements/Object 1" xlink:type="simple" xlink:show="embed" xlink:actuate="onLoad"/></draw:frame>, since its data width is 32 bits, the amount in Bytes is 4 times its depth. (this is not allowed to be less than 12, 11 is the memory block address width)</text:p>
                </text:list-item>
              </text:list>
            </text:list-item>
            <text:list-item>
              <text:p text:style-name="P4">configure or1200_defines.v (optional -&gt; reduce logic usage)</text:p>
              <text:list>
                <text:list-item>
                  <text:p text:style-name="P4">Target FPGA memories (OR1200_XILINX_RAMB16 for Xilinx, Spartan 3 and above)</text:p>
                </text:list-item>
                <text:list-item>
                  <text:p text:style-name="P4">Type of register file RAM (generic, twoport or <text:span text:style-name="T2">dual port</text:span>) (dual port is supported by Xilinx BRAM)<text:span text:style-name="T1">(select only one)</text:span></text:p>
                </text:list-item>
              </text:list>
            </text:list-item>
            <text:list-item>
              <text:p text:style-name="P4">define user constrains for system pinout (edit backend/yourboard.ucf file)</text:p>
            </text:list-item>
            <text:list-item>
              <text:p text:style-name="P4">create project in project manager (ISE, Quartus), include files</text:p>
            </text:list-item>
            <text:list-item>
              <text:p text:style-name="P4">synthesize, P&amp;R and upload bitfile</text:p>
            </text:list-item>
            <text:list-item>
              <text:p text:style-name="P4">connect the cable to the selected JTAG TAP</text:p>
            </text:list-item>
          </text:list>
        </text:list-item>
        <text:list-item>
          <text:p text:style-name="P4">Compile software</text:p>
          <text:list>
            <text:list-item>
              <text:p text:style-name="P4">edit sw/support/orp.ld line 14 LENGTH = 0x00006E00 to</text:p>
              <text:list>
                <text:list-item>
                  <text:p text:style-name="P4">your memory amount in Bytes<draw:frame draw:style-name="fr1" draw:name="Object2" text:anchor-type="as-char" svg:width="1.248in" svg:height="0.2075in" draw:z-index="0"><draw:object xlink:href="./Object 2" xlink:type="simple" xlink:show="embed" xlink:actuate="onLoad"/><draw:image xlink:href="./ObjectReplacements/Object 2" xlink:type="simple" xlink:show="embed" xlink:actuate="onLoad"/></draw:frame>, where MEMORYADRWIDTH is defined in `define MEMORY_ADR_WIDTH in “minsoc_defines.v”</text:p>
                </text:list-item>
              </text:list>
            </text:list-item>
          </text:list>
        </text:list-item>
      </text:list>
      <text:p text:style-name="P2"><text:tab/><text:tab/><draw:frame draw:style-name="fr1" draw:name="Object3" text:anchor-type="as-char" svg:width="1.248in" svg:height="0.2075in" draw:z-index="1"><draw:object xlink:href="./Object 3" xlink:type="simple" xlink:show="embed" xlink:actuate="onLoad"/><draw:image xlink:href="./ObjectReplacements/Object 3" xlink:type="simple" xlink:show="embed" xlink:actuate="onLoad"/></draw:frame>minus ORIGIN = 0x00001200 </text:p>
      <text:p text:style-name="P2"><text:tab/><text:tab/>(e.g. 4*2^13 = 32,768 Bytes = 0x8000 | LENGTH = 0x8000 – 0x1200 = 0x6E00)</text:p>
      <text:list xml:id="list410398227" text:continue-numbering="true" text:style-name="L1">
        <text:list-item>
          <text:list>
            <text:list-item>
              <text:p text:style-name="P4">select your STACK size on board.h line 16 #define STACK_SIZE <text:s text:c="5"/>0x01000</text:p>
              <text:list>
                <text:list-item>
                  <text:p text:style-name="P4">change your IN_CLK if not using 25000000 (25MHz)</text:p>
                </text:list-item>
              </text:list>
            </text:list-item>
            <text:list-item>
              <text:p text:style-name="P4">inside of sw/support make clean, make all</text:p>
            </text:list-item>
            <text:list-item>
              <text:p text:style-name="P4">inside of the target software (e.g. sw/uart) make clean, make all</text:p>
            </text:list-item>
          </text:list>
        </text:list-item>
        <text:list-item>
          <text:p text:style-name="P4"><text:soft-page-break/>use GDB to upload software and debug for simulation and implementation</text:p>
          <text:list>
            <text:list-item>
              <text:p text:style-name="P4">start adv_jtag_bridge</text:p>
              <text:list>
                <text:list-item>
                  <text:p text:style-name="P4">cd ~/</text:p>
                </text:list-item>
                <text:list-item>
                  <text:p text:style-name="P4">sudo adv_jtag_bridge xpc3 (xess, usbblaster, xpc_usb, ft2232)</text:p>
                </text:list-item>
                <text:list-item>
                  <text:p text:style-name="P4">Let the program running and open another terminal</text:p>
                </text:list-item>
              </text:list>
            </text:list-item>
            <text:list-item>
              <text:p text:style-name="P4">Open a terminal program (e.g. gtkterm) </text:p>
              <text:list>
                <text:list-item>
                  <text:p text:style-name="P4">configure port to a serial port connected to your board</text:p>
                </text:list-item>
                <text:list-item>
                  <text:p text:style-name="P4">configure bitrate to 115200</text:p>
                </text:list-item>
              </text:list>
            </text:list-item>
            <text:list-item>
              <text:p text:style-name="P4">start gdb, load firmware (example)</text:p>
              <text:list>
                <text:list-item>
                  <text:p text:style-name="P4">cd minsoc/sw/uart</text:p>
                </text:list-item>
                <text:list-item>
                  <text:p text:style-name="P4">or32-elf-gdb uart-nocache.or32</text:p>
                </text:list-item>
                <text:list-item>
                  <text:p text:style-name="P4">target remote :9999</text:p>
                </text:list-item>
                <text:list-item>
                  <text:p text:style-name="P4">load</text:p>
                </text:list-item>
                <text:list-item>
                  <text:p text:style-name="P4">set $pc=0x100</text:p>
                </text:list-item>
                <text:list-item>
                  <text:p text:style-name="P4">c</text:p>
                </text:list-item>
              </text:list>
            </text:list-item>
            <text:list-item>
              <text:p text:style-name="P4">Inside of gtkterm “Hello World.” should have appeared, if you press any key inside of gtkterm the processor will return the next alphabetical letter (press a, it returns b)</text:p>
            </text:list-item>
          </text:list>
        </text:list-item>
        <text:list-item>
          <text:p text:style-name="P4">Examples: different constraint files for different boards → inside of backend directory</text:p>
          <text:list>
            <text:list-item>
              <text:p text:style-name="P4">Spartan 3A DSP 1800 (100%)</text:p>
              <text:list>
                <text:list-item>
                  <text:p text:style-name="P4">minsoc_defines.v</text:p>
                  <text:list>
                    <text:list-item>
                      <text:p text:style-name="P4">no definitions change, ready to go</text:p>
                    </text:list-item>
                  </text:list>
                </text:list-item>
                <text:list-item>
                  <text:p text:style-name="P5">or1200_defines.v (optional, reduce logic use)</text:p>
                  <text:list>
                    <text:list-item>
                      <text:p text:style-name="P5">uncomment `define OR1200_XILINX_RAMB16</text:p>
                    </text:list-item>
                    <text:list-item>
                      <text:p text:style-name="P5">uncomment `define OR1200_RFRAM_DUALPORT</text:p>
                    </text:list-item>
                    <text:list-item>
                      <text:p text:style-name="P5">comment `define OR1200_RFRAM_GENERIC</text:p>
                    </text:list-item>
                  </text:list>
                </text:list-item>
              </text:list>
            </text:list-item>
            <text:list-item>
              <text:p text:style-name="P4">Spartan 3E Starter Kit (100%) <text:span text:style-name="T1">(not tested)</text:span></text:p>
              <text:list>
                <text:list-item>
                  <text:p text:style-name="P5">minsoc_defines.v</text:p>
                  <text:list>
                    <text:list-item>
                      <text:p text:style-name="P5">comment `define SPARTAN3A</text:p>
                    </text:list-item>
                    <text:list-item>
                      <text:p text:style-name="P5">uncomment `define SPARTAN3E</text:p>
                    </text:list-item>
                    <text:list-item>
                      <text:p text:style-name="P5">change CLOCK_DIVISOR from 5 to 2</text:p>
                    </text:list-item>
                    <text:list-item>
                      <text:p text:style-name="P5">comment `define ETHERNET</text:p>
                    </text:list-item>
                  </text:list>
                </text:list-item>
                <text:list-item>
                  <text:p text:style-name="P5">or1200_defines.v</text:p>
                  <text:list>
                    <text:list-item>
                      <text:p text:style-name="P5">uncomment `define OR1200_XILINX_RAMB16</text:p>
                    </text:list-item>
                  </text:list>
                </text:list-item>
              </text:list>
            </text:list-item>
          </text:list>
        </text:list-item>
      </text:list>
      <text:p text:style-name="P2"><text:soft-page-break/></text:p>
      <text:p text:style-name="P1">To Do:</text:p>
      <text:list xml:id="list575165938" text:continue-list="list410398227" text:style-name="L1">
        <text:list-item text:start-value="1">
          <text:p text:style-name="P6">Implement a instantiable standard memory verilog file (90%)</text:p>
          <text:list>
            <text:list-item>
              <text:p text:style-name="P4">compatible for simulation, xilinx, altera, asics (100%)</text:p>
            </text:list-item>
            <text:list-item>
              <text:p text:style-name="P4">resizable (100%)</text:p>
            </text:list-item>
            <text:list-item>
              <text:p text:style-name="P6">Able to read in 1 clock cycle (0%)</text:p>
              <text:list>
                <text:list-item>
                  <text:p text:style-name="P6">minsoc_onchip_ram_top needs 2 cycles to complete a read operation, because the read acknowledge is triggered on the rising edge of wb_clk after wb_cyc has been set</text:p>
                  <text:list>
                    <text:list-item>
                      <text:p text:style-name="P6">Attempt to change it to negedge led to non running system for XILINX_RAMB16: neither CPU self test of adv_jtag_bridge nor firmware running did wor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Use a tc_top.v from older orpsoc, which manages the system memory and enables connection of peripherals (100%)</text:p>
        </text:list-item>
        <text:list-item>
          <text:p text:style-name="P6">Implement a standard clock divider, which is automatically configured by the system definition file (75%)</text:p>
          <text:list>
            <text:list-item>
              <text:p text:style-name="P4">Standard (100%)</text:p>
            </text:list-item>
            <text:list-item>
              <text:p text:style-name="P4">Xilinx (100%)</text:p>
            </text:list-item>
            <text:list-item>
              <text:p text:style-name="P6">Altera (0%)</text:p>
              <text:list>
                <text:list-item>
                  <text:p text:style-name="P6">For now Altera clock divider is implemented as the Standard</text:p>
                </text:list-item>
              </text:list>
            </text:list-item>
            <text:list-item>
              <text:p text:style-name="P4">implement in a separated file (100%)</text:p>
            </text:list-item>
          </text:list>
        </text:list-item>
        <text:list-item>
          <text:p text:style-name="P4">Implement a standard an unique system definition file, where one can select: (100%)</text:p>
          <text:list>
            <text:list-item>
              <text:p text:style-name="P4">how much memory to instantiate (100%)</text:p>
            </text:list-item>
            <text:list-item>
              <text:p text:style-name="P4">FPGA manufacturer and type (100%)</text:p>
            </text:list-item>
            <text:list-item>
              <text:p text:style-name="P4">which JTAG Tap to use (Generic of FPGA) (100%)</text:p>
              <text:list>
                <text:list-item>
                  <text:p text:style-name="P4">which fpga, overwrite _internal_jtag_options.v(100%)</text:p>
                </text:list-item>
              </text:list>
            </text:list-item>
            <text:list-item>
              <text:p text:style-name="P4">system clock, clock divider (100%)</text:p>
            </text:list-item>
            <text:list-item>
              <text:p text:style-name="P4">Which interfaces to be connected to the system (UART and ETH) (100%)</text:p>
            </text:list-item>
          </text:list>
        </text:list-item>
        <text:list-item>
          <text:p text:style-name="P6">Have standard software which can be directly compiled with make to be uploaded to the system (40%)</text:p>
          <text:list>
            <text:list-item>
              <text:p text:style-name="P4">Have it (100%)</text:p>
            </text:list-item>
            <text:list-item>
              <text:p text:style-name="P6">direct set amount of memory and stack size for software based on system definition file (0%)</text:p>
            </text:list-item>
            <text:list-item>
              <text:p text:style-name="P6">direct adopt system address space as configured in definition file to the device drivers written in sw/support directory (0%)</text:p>
            </text:list-item>
          </text:list>
        </text:list-item>
        <text:list-item>
          <text:p text:style-name="P6">Have a standard testbench, with which one can simulate through iverilog easily and which can be easily redefined to simulate the environment (interfaces read and write functions) <text:soft-page-break/>(90%)</text:p>
          <text:list>
            <text:list-item>
              <text:p text:style-name="P6">read and write for most interfaces (ETH, UART, CAN, I2C, SPI) (70%)</text:p>
            </text:list-item>
            <text:list-item>
              <text:p text:style-name="P4">regular testbench for the SoC (100%)</text:p>
              <text:list>
                <text:list-item>
                  <text:p text:style-name="P4">runnable testbench (100%)</text:p>
                </text:list-item>
                <text:list-item>
                  <text:p text:style-name="P4">debug interface (100%)</text:p>
                </text:list-item>
                <text:list-item>
                  <text:p text:style-name="P4">uart output (100%)</text:p>
                </text:list-item>
                <text:list-item>
                  <text:p text:style-name="P4">spi start-up (100%)</text:p>
                  <text:list>
                    <text:list-item>
                      <text:p text:style-name="P4">start-up rom memory (or1k-startup project) (100%)</text:p>
                    </text:list-item>
                    <text:list-item>
                      <text:p text:style-name="P4">create a SPI model to load the firmare to it at begin (100%)</text:p>
                      <text:list>
                        <text:list-item>
                          <text:p text:style-name="P4">create a memory, which can be written by $readmemh and read from through spi interface to the or1k-startup project (100%)</text:p>
                        </text:list-item>
                        <text:list-item>
                          <text:p text:style-name="P4">Add some glue logic to the SoC switch to assign the first commands to the openrisc to jump to the address of the or1k_startup 0x40000000. (100%) </text:p>
                          <text:list>
                            <text:list-item>
                              <text:p text:style-name="P4">instead of setting the address as in orpsoc 1, assert the instruction through wb_rim_dat_i . (100%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Fill memory with a $readmem code for fast firmware upload on simulation. (100%)</text:p>
                  <text:list>
                    <text:list-item>
                      <text:p text:style-name="P5">It is not allowed to access instances created by generate through a variable, so it is not possible to access each memory block from the memory to load the firmware before testbench execution (now working 100%)</text:p>
                      <text:list>
                        <text:list-item>
                          <text:p text:style-name="P5">Create a memory model, which changes the address width of the memory blocks allowing any memory depth with only 4 instances. Substitute the memory controller used by the implementation with it for the testbench. This way both testbench and implementation work. (100%)</text:p>
                          <text:list>
                            <text:list-item>
                              <text:p text:style-name="P5">This is only necessary for the `define INITIALIZE_MEMORY_MODEL, where the firmware is uploaded to the memory even before testbench execution. </text:p>
                            </text:list-item>
                            <text:list-item>
                              <text:p text:style-name="P5">To use the real memory from the implementation instead, comment this and change minsoc/sim/run/generate_bench script to use “minsoc/sim/bin/minsoc_memory_fast.txt” instead of “minsoc/sim/bin/minsoc_model_fast.txt”.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Filled memory does not run the complete program: (“o World.”) ( now working 100%)</text:p>
                      <text:list>
                        <text:list-item>
                          <text:p text:style-name="P5">After reset by gdb (set $pc=0x100), continue leads to SIGBUS error. ( now working 100%)</text:p>
                          <text:list>
                            <text:list-item>
                              <text:p text:style-name="P5">this seems to happen from the debug side, debug has asserted du_stall, why?</text:p>
                            </text:list-item>
                            <text:list-item>
                              <text:p text:style-name="P5">Reloading the program by gdb works, if we split the memory into 4 blocks (100%)</text:p>
                            </text:list-item>
                          </text:list>
                        </text:list-item>
                        <text:list-item>
                          <text:p text:style-name="P5">SIGBUS error and (“o World.”) output happened, because after the program size <text:soft-page-break/>bytes the following program goes into the memory starting from address 0x4 not 0x0. (now working 100%)</text:p>
                        </text:list-item>
                      </text:list>
                    </text:list-item>
                  </text:list>
                </text:list-item>
                <text:list-item>
                  <text:p text:style-name="P5">select firmware on command line (100%)</text:p>
                </text:list-item>
                <text:list-item>
                  <text:p text:style-name="P6">Including tb_eth_defines.v , eth_phy_defines.v , eth_phy.v reduces simulation speed by factor 300 more or less, solve this (10%)</text:p>
                  <text:list>
                    <text:list-item>
                      <text:p text:style-name="P6">minsoc/sim/bin/minsoc_model_fast.txt removes them from bench initialization</text:p>
                      <text:list>
                        <text:list-item>
                          <text:p text:style-name="P6">This requires you to comment `define ETHERNET from minsoc/rtl/verilog/minsoc_defines.v</text:p>
                        </text:list-item>
                        <text:list-item>
                          <text:p text:style-name="P6">Then edit generate_bench to use minsoc_model_fast.txt </text:p>
                        </text:list-item>
                      </text:list>
                    </text:list-item>
                    <text:list-item>
                      <text:p text:style-name="P6">minsoc_model_fast runs hello world in 13 seconds</text:p>
                      <text:list>
                        <text:list-item>
                          <text:p text:style-name="P6">minsoc_model_complete would run it in 65 minute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">Have different constraint files for different boards → inside of backend directory</text:p>
          <text:list>
            <text:list-item>
              <text:p text:style-name="P4">Spartan 3A DSP 1800 (100%)</text:p>
            </text:list-item>
            <text:list-item>
              <text:p text:style-name="P4">Spartan 3E Starter Kit (100%) <text:span text:style-name="T1">(not tested)</text:span></text:p>
              <text:list>
                <text:list-item>
                  <text:p text:style-name="P5">minsoc_defines.v</text:p>
                  <text:list>
                    <text:list-item>
                      <text:p text:style-name="P5">comment `define SPARTAN3A</text:p>
                    </text:list-item>
                    <text:list-item>
                      <text:p text:style-name="P5">uncomment `define SPARTAN3E</text:p>
                    </text:list-item>
                    <text:list-item>
                      <text:p text:style-name="P5">change CLOCK_DIVISOR from 5 to 2</text:p>
                    </text:list-item>
                    <text:list-item>
                      <text:p text:style-name="P5">comment `define ETHERNET</text:p>
                    </text:list-item>
                  </text:list>
                </text:list-item>
                <text:list-item>
                  <text:p text:style-name="P5">or1200_defines.v</text:p>
                  <text:list>
                    <text:list-item>
                      <text:p text:style-name="P5">uncomment `define OR1200_XILINX_RAMB16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.2in" fo:margin-right="0.2in" fo:margin-top="0in" fo:margin-bottom="0.0835in" fo:text-align="justify" style:justify-single-word="false" fo:text-indent="0.2402in" style:auto-text-indent="false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12T14:30:08</meta:creation-date>
    <dc:date>2009-09-18T13:40:53</dc:date>
    <meta:editing-duration>PT14H46M37S</meta:editing-duration>
    <meta:editing-cycles>205</meta:editing-cycles>
    <meta:generator>OpenOffice.org/3.0$Linux OpenOffice.org_project/300m15$Build-9379</meta:generator>
    <meta:document-statistic meta:table-count="0" meta:image-count="0" meta:object-count="3" meta:page-count="7" meta:paragraph-count="170" meta:word-count="1832" meta:character-count="1170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p>
      <math:mn>2</math:mn>
      <math:mi math:fontstyle="italic">MEMORYADRWIDTH</math:mi>
    </math:msup>
    <math:annotation math:encoding="StarMath 5.0">2^MEMORYADRWIDTH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n>4</math:mn>
      <math:mo math:stretchy="false">⋅</math:mo>
      <math:msup>
        <math:mn>2</math:mn>
        <math:mi math:fontstyle="italic">MEMORYADRWIDTH</math:mi>
      </math:msup>
    </math:mrow>
    <math:annotation math:encoding="StarMath 5.0">4 cdot 2^MEMORYADRWIDTH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n>4</math:mn>
      <math:mo math:stretchy="false">⋅</math:mo>
      <math:msup>
        <math:mn>2</math:mn>
        <math:mi math:fontstyle="italic">MEMORYADRWIDTH</math:mi>
      </math:msup>
    </math:mrow>
    <math:annotation math:encoding="StarMath 5.0">4 cdot 2^MEMORYADRWIDTH</math:annotation>
  </math:semantics>
</math:math>
</file>